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 svg:font-family="'Arial,Bold'"/>
    <style:font-face style:name="Lucida Sans1" svg:font-family="'Lucida Sans'" style:font-family-generic="swiss"/>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06c8" officeooo:paragraph-rsid="001906c8"/>
    </style:style>
    <style:style style:name="P2" style:family="paragraph" style:parent-style-name="Standard">
      <style:paragraph-properties fo:text-align="center" style:justify-single-word="false"/>
      <style:text-properties officeooo:rsid="001906c8" officeooo:paragraph-rsid="001906c8"/>
    </style:style>
    <style:style style:name="P3" style:family="paragraph" style:parent-style-name="Standard">
      <style:text-properties officeooo:rsid="001906c8" officeooo:paragraph-rsid="001ae74d"/>
    </style:style>
    <style:style style:name="P4" style:family="paragraph" style:parent-style-name="Standard">
      <style:text-properties officeooo:rsid="001906c8" officeooo:paragraph-rsid="00298aec"/>
    </style:style>
    <style:style style:name="P5" style:family="paragraph" style:parent-style-name="Standard">
      <style:text-properties officeooo:rsid="001906c8" officeooo:paragraph-rsid="003244a1"/>
    </style:style>
    <style:style style:name="P6" style:family="paragraph" style:parent-style-name="Standard">
      <style:paragraph-properties fo:text-align="center" style:justify-single-word="false"/>
      <style:text-properties officeooo:rsid="0019f49d" officeooo:paragraph-rsid="0019f49d"/>
    </style:style>
    <style:style style:name="P7" style:family="paragraph" style:parent-style-name="Standard">
      <style:text-properties officeooo:rsid="0019f49d" officeooo:paragraph-rsid="0019f49d"/>
    </style:style>
    <style:style style:name="P8" style:family="paragraph" style:parent-style-name="Standard">
      <style:text-properties officeooo:rsid="0019f49d" officeooo:paragraph-rsid="001ae74d"/>
    </style:style>
    <style:style style:name="P9" style:family="paragraph" style:parent-style-name="Standard">
      <style:text-properties officeooo:rsid="0019f49d" officeooo:paragraph-rsid="001c2205"/>
    </style:style>
    <style:style style:name="P10" style:family="paragraph" style:parent-style-name="Standard">
      <style:paragraph-properties fo:text-align="start" style:justify-single-word="false"/>
      <style:text-properties officeooo:rsid="0019f49d" officeooo:paragraph-rsid="0019f49d"/>
    </style:style>
    <style:style style:name="P11" style:family="paragraph" style:parent-style-name="Standard">
      <style:text-properties officeooo:rsid="001ae74d" officeooo:paragraph-rsid="001ae74d"/>
    </style:style>
    <style:style style:name="P12" style:family="paragraph" style:parent-style-name="Standard">
      <style:text-properties officeooo:rsid="001c2205" officeooo:paragraph-rsid="001c2205"/>
    </style:style>
    <style:style style:name="P13" style:family="paragraph" style:parent-style-name="Standard">
      <style:text-properties style:font-name="Courier"/>
    </style:style>
    <style:style style:name="P14" style:family="paragraph" style:parent-style-name="Standard">
      <style:text-properties style:font-name="Courier" officeooo:rsid="001c2205" officeooo:paragraph-rsid="001c2205"/>
    </style:style>
    <style:style style:name="P15" style:family="paragraph" style:parent-style-name="Standard">
      <style:text-properties style:font-name="Courier" officeooo:rsid="001c2205" officeooo:paragraph-rsid="001d828b"/>
    </style:style>
    <style:style style:name="P16" style:family="paragraph" style:parent-style-name="Standard">
      <style:text-properties style:font-name="Courier" officeooo:rsid="001c2205" officeooo:paragraph-rsid="001e1fd5"/>
    </style:style>
    <style:style style:name="P17" style:family="paragraph" style:parent-style-name="Standard">
      <style:text-properties style:font-name="Courier" officeooo:rsid="001c2205" officeooo:paragraph-rsid="0022d19d"/>
    </style:style>
    <style:style style:name="P18" style:family="paragraph" style:parent-style-name="Standard">
      <style:text-properties style:font-name="Courier" officeooo:rsid="001d828b" officeooo:paragraph-rsid="001d828b"/>
    </style:style>
    <style:style style:name="P19" style:family="paragraph" style:parent-style-name="Standard">
      <style:text-properties style:font-name="Courier" officeooo:rsid="0019f49d" officeooo:paragraph-rsid="001d828b"/>
    </style:style>
    <style:style style:name="P20" style:family="paragraph" style:parent-style-name="Standard">
      <style:text-properties style:font-name="Courier" officeooo:paragraph-rsid="002665ed"/>
    </style:style>
    <style:style style:name="P21" style:family="paragraph" style:parent-style-name="Standard">
      <style:text-properties style:font-name="Times New Roman"/>
    </style:style>
    <style:style style:name="P22" style:family="paragraph" style:parent-style-name="Standard">
      <style:text-properties style:font-name="Times New Roman" officeooo:rsid="001e1fd5" officeooo:paragraph-rsid="001e1fd5"/>
    </style:style>
    <style:style style:name="P23" style:family="paragraph" style:parent-style-name="Standard">
      <style:text-properties style:font-name="Times New Roman" officeooo:rsid="001c2205" officeooo:paragraph-rsid="001c2205"/>
    </style:style>
    <style:style style:name="P24" style:family="paragraph" style:parent-style-name="Standard">
      <style:text-properties style:font-name="Times New Roman" officeooo:rsid="001e7896" officeooo:paragraph-rsid="001e7896"/>
    </style:style>
    <style:style style:name="P25" style:family="paragraph" style:parent-style-name="Standard">
      <style:text-properties style:font-name="Times New Roman" fo:font-weight="bold" style:font-weight-asian="bold" style:font-weight-complex="bold"/>
    </style:style>
    <style:style style:name="P26" style:family="paragraph" style:parent-style-name="Standard">
      <style:text-properties officeooo:rsid="001e7896" officeooo:paragraph-rsid="001e7896"/>
    </style:style>
    <style:style style:name="P27" style:family="paragraph" style:parent-style-name="Standard">
      <style:text-properties officeooo:rsid="001e7896" officeooo:paragraph-rsid="001ebe59"/>
    </style:style>
    <style:style style:name="P28" style:family="paragraph" style:parent-style-name="Standard">
      <style:text-properties officeooo:rsid="00207def" officeooo:paragraph-rsid="00207def"/>
    </style:style>
    <style:style style:name="P29" style:family="paragraph" style:parent-style-name="Standard">
      <style:text-properties officeooo:rsid="002a5611" officeooo:paragraph-rsid="002b7d1f"/>
    </style:style>
    <style:style style:name="P30" style:family="paragraph" style:parent-style-name="Standard">
      <style:text-properties officeooo:rsid="002cb669" officeooo:paragraph-rsid="002cb669"/>
    </style:style>
    <style:style style:name="P31" style:family="paragraph" style:parent-style-name="Standard">
      <style:text-properties officeooo:rsid="002e1dc7" officeooo:paragraph-rsid="002e1dc7"/>
    </style:style>
    <style:style style:name="P32" style:family="paragraph" style:parent-style-name="Standard">
      <style:text-properties officeooo:rsid="003244a1" officeooo:paragraph-rsid="003244a1"/>
    </style:style>
    <style:style style:name="P33" style:family="paragraph" style:parent-style-name="Standard">
      <style:text-properties officeooo:rsid="003367f6" officeooo:paragraph-rsid="003367f6"/>
    </style:style>
    <style:style style:name="P34" style:family="paragraph" style:parent-style-name="Standard">
      <style:text-properties officeooo:rsid="00346e27" officeooo:paragraph-rsid="00346e27"/>
    </style:style>
    <style:style style:name="P35" style:family="paragraph" style:parent-style-name="Text_20_body">
      <style:text-properties officeooo:rsid="00240db2" officeooo:paragraph-rsid="00240db2"/>
    </style:style>
    <style:style style:name="P36" style:family="paragraph" style:parent-style-name="Text_20_body">
      <style:text-properties fo:font-weight="bold" style:font-weight-asian="bold" style:font-weight-complex="bold"/>
    </style:style>
    <style:style style:name="P37" style:family="paragraph" style:parent-style-name="Text_20_body">
      <style:text-properties fo:font-weight="normal" officeooo:rsid="0028d4b9" officeooo:paragraph-rsid="0028d4b9" style:font-weight-asian="normal" style:font-weight-complex="normal"/>
    </style:style>
    <style:style style:name="P38" style:family="paragraph" style:parent-style-name="Text_20_body">
      <style:text-properties officeooo:rsid="002f5e0b" officeooo:paragraph-rsid="002f5e0b"/>
    </style:style>
    <style:style style:name="P39" style:family="paragraph" style:parent-style-name="Text_20_body">
      <style:text-properties officeooo:rsid="00305a9b" officeooo:paragraph-rsid="00305a9b"/>
    </style:style>
    <style:style style:name="P40" style:family="paragraph" style:parent-style-name="Text_20_body">
      <style:text-properties officeooo:paragraph-rsid="00305a9b"/>
    </style:style>
    <style:style style:name="P41" style:family="paragraph" style:parent-style-name="Text_20_body">
      <style:text-properties officeooo:rsid="003367f6" officeooo:paragraph-rsid="003367f6"/>
    </style:style>
    <style:style style:name="P42" style:family="paragraph" style:parent-style-name="Text_20_body">
      <style:paragraph-properties fo:break-before="page"/>
      <style:text-properties officeooo:paragraph-rsid="002f5e0b"/>
    </style:style>
    <style:style style:name="P43" style:family="paragraph" style:parent-style-name="Text_20_body" style:list-style-name="">
      <style:text-properties officeooo:rsid="00354c3d" officeooo:paragraph-rsid="00354c3d"/>
    </style:style>
    <style:style style:name="P44" style:family="paragraph" style:parent-style-name="Text_20_body" style:list-style-name="">
      <style:text-properties fo:color="#ff0000" style:font-name="Arial,Bold" fo:font-size="14pt" officeooo:rsid="00354c3d" officeooo:paragraph-rsid="00354c3d"/>
    </style:style>
    <style:style style:name="P45" style:family="paragraph" style:parent-style-name="Heading_20_1">
      <style:text-properties officeooo:rsid="00298aec" officeooo:paragraph-rsid="00298aec"/>
    </style:style>
    <style:style style:name="P46" style:family="paragraph" style:parent-style-name="Heading_20_1" style:list-style-name="">
      <style:text-properties officeooo:rsid="003244a1" officeooo:paragraph-rsid="003244a1"/>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240db2" officeooo:paragraph-rsid="00354c3d"/>
    </style:style>
    <style:style style:name="P49" style:family="paragraph" style:parent-style-name="Heading_20_1">
      <style:paragraph-properties fo:break-before="page"/>
      <style:text-properties officeooo:rsid="002f5e0b" officeooo:paragraph-rsid="002f5e0b"/>
    </style:style>
    <style:style style:name="P50" style:family="paragraph" style:parent-style-name="Heading_20_1">
      <style:paragraph-properties fo:break-before="page"/>
      <style:text-properties officeooo:paragraph-rsid="003367f6"/>
    </style:style>
    <style:style style:name="P51" style:family="paragraph" style:parent-style-name="Heading_20_1">
      <style:paragraph-properties fo:break-before="page"/>
      <style:text-properties officeooo:rsid="003244a1" officeooo:paragraph-rsid="003244a1"/>
    </style:style>
    <style:style style:name="P52" style:family="paragraph" style:parent-style-name="Heading_20_2">
      <style:text-properties officeooo:rsid="00250dc5" officeooo:paragraph-rsid="00250dc5"/>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in" style:type="right" style:leader-style="dotted" style:leader-text="."/>
        </style:tab-stops>
      </style:paragraph-properties>
    </style:style>
    <style:style style:name="P55" style:family="paragraph" style:parent-style-name="Contents_20_2">
      <style:paragraph-properties>
        <style:tab-stops>
          <style:tab-stop style:position="7in" style:type="right" style:leader-style="dotted" style:leader-text="."/>
        </style:tab-stops>
      </style:paragraph-properties>
    </style:style>
    <style:style style:name="P56" style:family="paragraph" style:parent-style-name="Standard">
      <style:text-properties officeooo:rsid="001ae74d" officeooo:paragraph-rsid="001ae74d"/>
    </style:style>
    <style:style style:name="P57" style:family="paragraph" style:parent-style-name="Standard">
      <style:text-properties officeooo:rsid="001ae74d" officeooo:paragraph-rsid="001c2205"/>
    </style:style>
    <style:style style:name="P58" style:family="paragraph" style:parent-style-name="Standard">
      <style:text-properties style:font-name="Times New Roman"/>
    </style:style>
    <style:style style:name="P59" style:family="paragraph" style:parent-style-name="Standard">
      <style:text-properties officeooo:rsid="002e5487" officeooo:paragraph-rsid="002e5487"/>
    </style:style>
    <style:style style:name="T1" style:family="text">
      <style:text-properties officeooo:rsid="0019f49d"/>
    </style:style>
    <style:style style:name="T2" style:family="text">
      <style:text-properties officeooo:rsid="001ae74d"/>
    </style:style>
    <style:style style:name="T3" style:family="text">
      <style:text-properties officeooo:rsid="001d828b"/>
    </style:style>
    <style:style style:name="T4" style:family="text">
      <style:text-properties officeooo:rsid="001ebe59"/>
    </style:style>
    <style:style style:name="T5" style:family="text">
      <style:text-properties officeooo:rsid="0022615c"/>
    </style:style>
    <style:style style:name="T6" style:family="text">
      <style:text-properties officeooo:rsid="0022d19d"/>
    </style:style>
    <style:style style:name="T7" style:family="text">
      <style:text-properties officeooo:rsid="002665ed"/>
    </style:style>
    <style:style style:name="T8" style:family="text">
      <style:text-properties officeooo:rsid="00298aec"/>
    </style:style>
    <style:style style:name="T9" style:family="text">
      <style:text-properties officeooo:rsid="002e1dc7"/>
    </style:style>
    <style:style style:name="T10" style:family="text">
      <style:text-properties officeooo:rsid="002e5487"/>
    </style:style>
    <style:style style:name="T11" style:family="text">
      <style:text-properties officeooo:rsid="00305a9b"/>
    </style:style>
    <style:style style:name="T12" style:family="text">
      <style:text-properties officeooo:rsid="003367f6"/>
    </style:style>
    <style:style style:name="T13" style:family="text">
      <style:text-properties officeooo:rsid="00354c3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The Dishonest Casino <text:span text:style-name="T1">Problem</text:span></text:p>
      <text:p text:style-name="P2"/>
      <text:p text:style-name="Subtitle">An Exploration of Hidden Markov Models</text:p>
      <text:p text:style-name="P2"/>
      <text:p text:style-name="P2"/>
      <text:p text:style-name="P2"/>
      <text:p text:style-name="P2"/>
      <text:p text:style-name="P2"/>
      <text:p text:style-name="P6">Adland Le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Table of Contents</text:p>
          </text:index-title>
          <text:p text:style-name="P54"><text:a xlink:type="simple" xlink:href="#__RefHeading__316_1459947885" text:style-name="Index_20_Link" text:visited-style-name="Index_20_Link">Abstract<text:tab/>3</text:a></text:p>
          <text:p text:style-name="P54"><text:a xlink:type="simple" xlink:href="#__RefHeading__318_1459947885" text:style-name="Index_20_Link" text:visited-style-name="Index_20_Link">The Dishonest Casino Problem<text:tab/>4</text:a></text:p>
          <text:p text:style-name="P54"><text:a xlink:type="simple" xlink:href="#__RefHeading__320_1459947885" text:style-name="Index_20_Link" text:visited-style-name="Index_20_Link">Software Design<text:tab/>5</text:a></text:p>
          <text:p text:style-name="P54"><text:a xlink:type="simple" xlink:href="#__RefHeading__428_1459947885" text:style-name="Index_20_Link" text:visited-style-name="Index_20_Link">Viterbi Algorithm<text:tab/>6</text:a></text:p>
          <text:p text:style-name="P54"><text:a xlink:type="simple" xlink:href="#__RefHeading__625_1459947885" text:style-name="Index_20_Link" text:visited-style-name="Index_20_Link">Test Data<text:tab/>7</text:a></text:p>
          <text:p text:style-name="P55"><text:a xlink:type="simple" xlink:href="#__RefHeading__446_1459947885" text:style-name="Index_20_Link" text:visited-style-name="Index_20_Link">Sample Data and Outputs<text:tab/>7</text:a></text:p>
          <text:p text:style-name="P54"><text:a xlink:type="simple" xlink:href="#__RefHeading__569_1459947885" text:style-name="Index_20_Link" text:visited-style-name="Index_20_Link">Usage instructions<text:tab/>8</text:a></text:p>
          <text:p text:style-name="P54"><text:a xlink:type="simple" xlink:href="#__RefHeading__480_1459947885" text:style-name="Index_20_Link" text:visited-style-name="Index_20_Link">Additional Explorations<text:tab/>9</text:a></text:p>
          <text:p text:style-name="P55"><text:a xlink:type="simple" xlink:href="#__RefHeading__501_1459947885" text:style-name="Index_20_Link" text:visited-style-name="Index_20_Link">Baum-Welch Algorithm (learning)<text:tab/>9</text:a></text:p>
          <text:p text:style-name="P55"><text:a xlink:type="simple" xlink:href="#__RefHeading__607_1459947885" text:style-name="Index_20_Link" text:visited-style-name="Index_20_Link">Machine Learning<text:tab/>9</text:a></text:p>
          <text:p text:style-name="P54"><text:a xlink:type="simple" xlink:href="#__RefHeading__482_1459947885" text:style-name="Index_20_Link" text:visited-style-name="Index_20_Link">Conclusions<text:tab/>9</text:a></text:p>
          <text:p text:style-name="P54"><text:a xlink:type="simple" xlink:href="#__RefHeading__322_1459947885" text:style-name="Index_20_Link" text:visited-style-name="Index_20_Link">Glossary<text:tab/>10</text:a></text:p>
          <text:p text:style-name="P54"><text:a xlink:type="simple" xlink:href="#__RefHeading__579_1459947885" text:style-name="Index_20_Link" text:visited-style-name="Index_20_Link">Bibliography<text:tab/>11</text:a></text:p>
        </text:index-body>
      </text:table-of-content>
      <text:p text:style-name="P10"/>
      <text:h text:style-name="P47" text:outline-level="1"><text:bookmark-start text:name="__RefHeading__316_1459947885"/>Abstract<text:bookmark-end text:name="__RefHeading__316_1459947885"/></text:h>
      <text:p text:style-name="P7"/>
      <text:p text:style-name="P8">The Dishonest Casino problem is an example of a probabilistic challenge <text:span text:style-name="T2">to</text:span> which <text:span text:style-name="T2">a </text:span>Hidden Markov Model can be applied.</text:p>
      <text:p text:style-name="P8"/>
      <text:p text:style-name="P11">It is suspected that the casino is switching between a fair and a loaded die for one of its games. The challenge is the player does not know when the die is switched nor the probability of the load die. Only the results of a roll can be observed and logged. The challenge is to determine the most probable sequence of when the fair or loaded die is used and the probability of each face showing up for the loaded die.</text:p>
      <text:p text:style-name="P8"/>
      <text:p text:style-name="P11">This exploration focuses on the Decoding of the most probable die sequence used for a given set of observations from a given transition and emissions matrix.</text:p>
      <text:p text:style-name="P11"/>
      <text:p text:style-name="P11"/>
      <text:h text:style-name="P47" text:outline-level="1"><text:bookmark-start text:name="__RefHeading__318_1459947885"/>The Dishonest Casino Problem<text:bookmark-end text:name="__RefHeading__318_1459947885"/></text:h>
      <text:p text:style-name="P57">The casino is suspected of using a loaded die for one of its games. The dealer of the game does not always use the loaded die but occasionally switches between a fair die and a loaded die unbeknownst to the player. We have obtained information from inside sources regarding the probability the dealer is told to switch between the dice and from the die manufacture the probability specifications of the loaded die.</text:p>
      <text:p text:style-name="P9"/>
      <text:p text:style-name="P12">At the start, there is a 50% chance that that die on the table will be either fair or loaded (Values are the weights each state occurs and are not normalized).</text:p>
      <text:p text:style-name="P12"/>
      <text:p text:style-name="P15"><text:s text:c="3"/>Start: {</text:p>
      <text:p text:style-name="P17"><text:s text:c="6"/>fair: 1,</text:p>
      <text:p text:style-name="P17"><text:s text:c="6"/>loaded: 1</text:p>
      <text:p text:style-name="P16"><text:s text:c="3"/>}</text:p>
      <text:p text:style-name="P14"/>
      <text:p text:style-name="P22">The information from our source regarding the probability the dealer will switch between the dice is:</text:p>
      <text:p text:style-name="P23"/>
      <text:p text:style-name="P14"><text:s text:c="3"/>Transition: {</text:p>
      <text:p text:style-name="P14"><text:s text:c="6"/>fair: {</text:p>
      <text:p text:style-name="P14"><text:s text:c="9"/>fair: <text:span text:style-name="T3">99,</text:span></text:p>
      <text:p text:style-name="P14"><text:s text:c="9"/>loaded: <text:span text:style-name="T3">1</text:span></text:p>
      <text:p text:style-name="P14"><text:s text:c="6"/>},</text:p>
      <text:p text:style-name="P14"><text:s text:c="6"/>loaded: {</text:p>
      <text:p text:style-name="P14"><text:s text:c="9"/>fair: <text:span text:style-name="T3">20,</text:span></text:p>
      <text:p text:style-name="P14"><text:s text:c="9"/>loaded: <text:span text:style-name="T3">80</text:span></text:p>
      <text:p text:style-name="P14"><text:s text:c="6"/><text:span text:style-name="T3">}</text:span></text:p>
      <text:p text:style-name="P14"><text:s text:c="3"/><text:span text:style-name="T3">}</text:span></text:p>
      <text:p text:style-name="P14"/>
      <text:p text:style-name="P22">The die specifications from the manufacturer are given here:</text:p>
      <text:p text:style-name="P14"/>
      <text:p text:style-name="P14"><text:s text:c="3"/><text:span text:style-name="T3">Emission: {</text:span></text:p>
      <text:p text:style-name="P14"><text:s text:c="6"/><text:span text:style-name="T3">fair: {</text:span></text:p>
      <text:p text:style-name="P14"><text:s text:c="9"/><text:span text:style-name="T3">1: 1,</text:span></text:p>
      <text:p text:style-name="P14"><text:s text:c="9"/><text:span text:style-name="T3">2: 1,</text:span></text:p>
      <text:p text:style-name="P18"><text:s text:c="9"/>3: 1,</text:p>
      <text:p text:style-name="P18"><text:s text:c="9"/>4: 1,</text:p>
      <text:p text:style-name="P18"><text:s text:c="9"/>5: 1,</text:p>
      <text:p text:style-name="P18"><text:s text:c="9"/>6: 1</text:p>
      <text:p text:style-name="P18"><text:s text:c="6"/>},</text:p>
      <text:p text:style-name="P15"><text:s text:c="6"/><text:span text:style-name="T3">loaded: {</text:span></text:p>
      <text:p text:style-name="P15"><text:s text:c="9"/><text:span text:style-name="T3">1: 1,</text:span></text:p>
      <text:p text:style-name="P15"><text:s text:c="9"/><text:span text:style-name="T3">2: 1,</text:span></text:p>
      <text:p text:style-name="P18"><text:s text:c="9"/>3: 1,</text:p>
      <text:p text:style-name="P18"><text:s text:c="9"/>4: 1,</text:p>
      <text:p text:style-name="P18"><text:s text:c="9"/>5: 1,</text:p>
      <text:p text:style-name="P18"><text:s text:c="9"/>6: 5</text:p>
      <text:p text:style-name="P18"><text:s text:c="6"/>}</text:p>
      <text:p text:style-name="P18"><text:s text:c="3"/>}</text:p>
      <text:p text:style-name="P19"/>
      <text:p text:style-name="P24">Using Hidden Markov Models this project will determine the most probable <text:span text:style-name="T6">dice </text:span>sequence used given a <text:span text:style-name="T5">sequence</text:span> of observations.</text:p>
      <text:h text:style-name="Heading_20_1" text:outline-level="1"><text:bookmark-start text:name="__RefHeading__320_1459947885"/><text:soft-page-break/>Software Design<text:bookmark-end text:name="__RefHeading__320_1459947885"/></text:h>
      <text:p text:style-name="P26"/>
      <text:p text:style-name="P26"><draw:frame draw:style-name="fr1" draw:name="graphics1" text:anchor-type="paragraph" svg:width="4.7744in" svg:height="2.5161in" draw:z-index="0"><draw:image xlink:href="../Project%20Architecture.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 initial design of the software is focused around the <text:span text:style-name="T4">O</text:span>bservations. <text:span text:style-name="T4">The Decoder determines the most probable dice sequence from the given Observation sequence and Markov Chain. An additional generator is used to create an observation sequence for use.</text:span></text:p>
      <text:p text:style-name="P27"/>
      <text:p text:style-name="P27"/>
      <text:p text:style-name="P27"><draw:frame draw:style-name="fr1" draw:name="graphics2" text:anchor-type="paragraph" svg:width="4.3854in" svg:height="2.8937in" draw:z-index="1"><draw:image xlink:href="../Decoder.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28">The Decoder is the heart of the system. The decoder uses the Viterbi Algorithm to determine the most probable sequence of states from the observations. A trainer is imbedded inside the decoder to process the Markov <text:span text:style-name="T5">Chain</text:span> and train the decoder. <text:span text:style-name="T8">Log probabilities are used to calculate the very fine probabilities involved.</text:span></text:p>
      <text:h text:style-name="P47" text:outline-level="1"><text:bookmark-start text:name="__RefHeading__428_1459947885"/><text:span text:style-name="T13">Viterbi Algorithm</text:span><text:bookmark-end text:name="__RefHeading__428_1459947885"/></text:h>
      <text:p text:style-name="Contents_20_2"><text:bookmark-start text:name="__RefHeading__621_1459947885"/>Named after Andrew Viterbi, the Viterbi Algorithm is a dynamic programming algorithm used to find the most probable state sequence used to generate an observation sequence.<text:bookmark-end text:name="__RefHeading__621_1459947885"/></text:p>
      <text:p text:style-name="Contents_20_2"><text:bookmark-start text:name="__RefHeading__623_1459947885"/>Beginning with the initial observation each probability of the subsequent observation is calculated and the most likely path or paths leading to the current state is maintained.<text:bookmark-end text:name="__RefHeading__623_1459947885"/></text:p>
      <text:p text:style-name="Contents_20_2"/>
      <text:p text:style-name="Contents_20_2"><text:bookmark-start text:name="__RefHeading__760_1306933905"/>A Trellis Diagram is used to assist in the probability calculation of each observation.<text:bookmark-end text:name="__RefHeading__760_1306933905"/></text:p>
      <text:h text:style-name="P44" text:outline-level="1"/>
      <text:h text:style-name="P43" text:outline-level="1"><draw:frame draw:style-name="fr2" draw:name="graphics3" text:anchor-type="paragraph" svg:width="4.578in" svg:height="3.2071in" draw:z-index="2"><draw:image xlink:href="../Trellis%20Diagram.png" xlink:type="simple" xlink:show="embed" xlink:actuate="onLoad"/></draw:frame></text:h>
      <text:h text:style-name="P48" text:outline-level="1"><text:bookmark-start text:name="__RefHeading__625_1459947885"/>Test Data<text:bookmark-end text:name="__RefHeading__625_1459947885"/></text:h>
      <text:p text:style-name="P35">Test data is derived from the generator. The generator creates a list of states and associated emissions form the given Markov chain. This data is then fed back into the generator to extract a list of observations. This method was chosen to create control data for subsequent post analysis.</text:p>
      <text:h text:style-name="P52" text:outline-level="2"><text:bookmark-start text:name="__RefHeading__446_1459947885"/>Sample Data and Outputs<text:bookmark-end text:name="__RefHeading__446_1459947885"/></text:h>
      <text:p text:style-name="P25">Control state transitions and emission</text:p>
      <text:p text:style-name="P21"/>
      <text:p text:style-name="P20">[</text:p>
      <text:p text:style-name="P20"><text:s text:c="3"/>{"emission":"6","state":"loaded"<text:span text:style-name="T7">},</text:span></text:p>
      <text:p text:style-name="P20"><text:s text:c="3"/>{"emission":"1","state":"loaded"},</text:p>
      <text:p text:style-name="P20"><text:s text:c="3"/>{"emission":"6","state":"loaded"},</text:p>
      <text:p text:style-name="P20"><text:s text:c="3"/>{"emission":"6","state":"loaded"},</text:p>
      <text:p text:style-name="P20"><text:s text:c="3"/>{"emission":"6","state":"loaded"},</text:p>
      <text:p text:style-name="P20"><text:s text:c="3"/>{"emission":"3","state":"fair"},</text:p>
      <text:p text:style-name="P20"><text:s text:c="3"/>{"emission":"1","state":"fair"},</text:p>
      <text:p text:style-name="P20"><text:s text:c="3"/>{"emission":"6","state":"fair"},</text:p>
      <text:p text:style-name="P20"><text:s text:c="3"/>{"emission":"1","state":"fair"},</text:p>
      <text:p text:style-name="P20"><text:s text:c="3"/>{"emission":"3","state":"fair"}</text:p>
      <text:p text:style-name="P20">]</text:p>
      <text:p text:style-name="P13"/>
      <text:p text:style-name="P21"/>
      <text:p text:style-name="P25">Extracted emissions observation data</text:p>
      <text:p text:style-name="P21"/>
      <text:p text:style-name="P13">["6","1","6","6","6","3","1","6","1","3"]</text:p>
      <text:p text:style-name="P13"/>
      <text:p text:style-name="Text_20_body"/>
      <text:p text:style-name="P36">Decoder output</text:p>
      <text:p text:style-name="P37">probability entry is log(probility);</text:p>
      <text:p text:style-name="Text_20_body">{</text:p>
      <text:p text:style-name="P13"><text:s text:c="3"/>"probability" : -17.269331803039,</text:p>
      <text:p text:style-name="P13"><text:s text:c="3"/>"path" : [</text:p>
      <text:p text:style-name="P13"><text:s text:c="6"/>"loaded",</text:p>
      <text:p text:style-name="P13"><text:s text:c="6"/>"loaded",</text:p>
      <text:p text:style-name="P13"><text:s text:c="6"/>"loaded",</text:p>
      <text:p text:style-name="P13"><text:s text:c="6"/>"loaded",</text:p>
      <text:p text:style-name="P13"><text:s text:c="6"/>"loaded",</text:p>
      <text:p text:style-name="P13"><text:s text:c="6"/>"fair",</text:p>
      <text:p text:style-name="P13"><text:s text:c="6"/>"fair",</text:p>
      <text:p text:style-name="P13"><text:s text:c="6"/>"fair",</text:p>
      <text:p text:style-name="P13"><text:s text:c="6"/>"fair",</text:p>
      <text:p text:style-name="P13"><text:s text:c="6"/>"fair"</text:p>
      <text:p text:style-name="P13"><text:s text:c="3"/>]</text:p>
      <text:p text:style-name="P13">}</text:p>
      <text:p text:style-name="P13"/>
      <text:h text:style-name="P49" text:outline-level="1"><text:bookmark-start text:name="__RefHeading__569_1459947885"/>Usage instructions<text:bookmark-end text:name="__RefHeading__569_1459947885"/></text:h>
      <text:p text:style-name="P38">This software requires the following software:</text:p>
      <text:p text:style-name="P38"><text:tab/>Vagrant - www.vagrantup.com</text:p>
      <text:p text:style-name="P38"><text:tab/>VirtualBox - <text:a xlink:type="simple" xlink:href="http://www.virtualbox.org/">www.virtualbox.org</text:a></text:p>
      <text:p text:style-name="P38"/>
      <text:p text:style-name="P38">Retrieving git repository</text:p>
      <text:p text:style-name="P38"><text:tab/>git clone <text:a xlink:type="simple" xlink:href="mailto:git@github.com">git@github.com</text:a>:novastorm/CS155.git</text:p>
      <text:p text:style-name="P38"/>
      <text:p text:style-name="P38">Start up virtual machine</text:p>
      <text:p text:style-name="P38"><text:tab/>vagrant up</text:p>
      <text:p text:style-name="P38"/>
      <text:p text:style-name="P38">Log into virtual machine</text:p>
      <text:p text:style-name="P38"><text:tab/>vagrant ssh</text:p>
      <text:p text:style-name="P38"/>
      <text:p text:style-name="P38">Change to <text:span text:style-name="T11">project directory</text:span></text:p>
      <text:p text:style-name="P38"><text:tab/><text:span text:style-name="T11">cd /vagrant/hmm</text:span></text:p>
      <text:p text:style-name="P38"/>
      <text:p text:style-name="P39">Run generator to generate control state table</text:p>
      <text:p text:style-name="P39"><text:tab/>cd /vagrant/hmm</text:p>
      <text:p text:style-name="Text_20_body"><text:tab/>perl generator/markov_chain.pl --markov-chain example/markov_chain.data –verbose</text:p>
      <text:p text:style-name="Text_20_body"/>
      <text:p text:style-name="P39">Run generator to extract observations from existing state table</text:p>
      <text:p text:style-name="P39"><text:tab/>cd /vagrant/hmm</text:p>
      <text:p text:style-name="Text_20_body"><text:tab/>perl generator/markov_chain.pl --state-table example/states_1.data</text:p>
      <text:p text:style-name="Text_20_body"/>
      <text:p text:style-name="P39">Run decoder to decode state sequence from given markov chain and observations</text:p>
      <text:p text:style-name="P39"><text:tab/>cd /vagrant/hmm</text:p>
      <text:p text:style-name="P40"><text:tab/><text:span text:style-name="T11">perl decoder/viterbi.pl --markov-chain example/markov_chain.data --observations example/observations_1.data </text:span></text:p>
      <text:p text:style-name="P39"/>
      <text:p text:style-name="P39"/>
      <text:p text:style-name="P42"/>
      <text:h text:style-name="P45" text:outline-level="1"><text:bookmark-start text:name="__RefHeading__480_1459947885"/>Additional Explorations<text:bookmark-end text:name="__RefHeading__480_1459947885"/></text:h>
      <text:h text:style-name="Heading_20_2" text:outline-level="2"><text:bookmark-start text:name="__RefHeading__501_1459947885"/>Baum-Welch Algorithm (learning)<text:bookmark-end text:name="__RefHeading__501_1459947885"/></text:h>
      <text:p text:style-name="P29">The Buam-Welch algorithm is used to approximate state transitions and emission from observed data.</text:p>
      <text:h text:style-name="Heading_20_2" text:outline-level="2"><text:bookmark-start text:name="__RefHeading__607_1459947885"/>Machin<text:span text:style-name="T12">e Learning</text:span><text:bookmark-end text:name="__RefHeading__607_1459947885"/></text:h>
      <text:p text:style-name="P41">Optical Character Recognition</text:p>
      <text:p text:style-name="P41">Speech Recognition</text:p>
      <text:p text:style-name="P41"/>
      <text:h text:style-name="P45" text:outline-level="1"><text:bookmark-start text:name="__RefHeading__482_1459947885"/>Conclusions<text:bookmark-end text:name="__RefHeading__482_1459947885"/></text:h>
      <text:p text:style-name="P30">The Viterbi algorithm is a dynamic programming algorithm that perform implicit pruning of unlikely possibilities and keeps track of <text:span text:style-name="T9">paths leading to the current observations.</text:span></text:p>
      <text:p text:style-name="P4"/>
      <text:p text:style-name="P4"><text:span text:style-name="T9">L</text:span>og probabilities <text:span text:style-name="T9">are used to calculate the very fine probabilities especially in log lists of observations. Each subsequent probability calculation produces a decreasingly smaller result. With current floating point arithmetic there is a high chance of an underflow error resulting from these minute calculations. Converting to calculating with log probabilities provides two main efficiencies. First, multiplication of two numbers is converted to an addition of two logarithms with addition being a simpler calculation than multiplication. Second, calculating with log probabilities provides better precision than direct floating point multiplication.</text:span></text:p>
      <text:p text:style-name="P4"/>
      <text:p text:style-name="P31">Hidden Markov Models can reveal the hidden states of a system that affect the observations. Given that there exist multiple paths through a HMM, the exact state sequence for a given observation s<text:span text:style-name="T10">equence</text:span> is indeterminate. The best one can hope for is the <text:span text:style-name="T10">most probable state sequence that will produce a given observation sequence.</text:span></text:p>
      <text:p text:style-name="P31"/>
      <text:p text:style-name="P59">In most situations, the Markov Chain is not available though can be approximated using the Baum-Welch algorithm. The Baum-Welch algorithm is one method to provide the learning aspect for this project.</text:p>
      <text:h text:style-name="P50" text:outline-level="1"><text:bookmark-start text:name="__RefHeading__322_1459947885"/>Glossary<text:bookmark-end text:name="__RefHeading__322_1459947885"/></text:h>
      <text:p text:style-name="P3"/>
      <text:p text:style-name="P1">hidden markov model</text:p>
      <text:p text:style-name="P1"/>
      <text:p text:style-name="P1">* A hidden Markov model (HMM) is a statistical Markov model in which the system being modeled is assumed to be a Markov process with unobserved (hidden) states. A HMM can be considered the simplest dynamic Bayesian network. The mathematics behind the HMM was developed by L. E. Baum and coworkers.</text:p>
      <text:p text:style-name="P1"/>
      <text:p text:style-name="P1">* A HMM can be considered the simplest dynamic Bayesian network. A Dynamic Bayesian Network (DBN) is a Bayesian Network which relates variables to each other over adjacent time steps.</text:p>
      <text:p text:style-name="P1"/>
      <text:p text:style-name="P1"/>
      <text:p text:style-name="P1">markov model</text:p>
      <text:p text:style-name="P1"/>
      <text:p text:style-name="P1">* In probability theory, a Markov model is a stochastic model that assumes the Markov property. A stochastic model models a process where the state depends on previous states in a non-deterministic way.</text:p>
      <text:p text:style-name="P1"/>
      <text:p text:style-name="P1"/>
      <text:p text:style-name="P1">stochastic</text:p>
      <text:p text:style-name="P1"/>
      <text:p text:style-name="P1">* In probability theory, a stochastic process, or sometimes random process is a collection of random variables; this is often used to represent the evolution of some random value, or system, over time.</text:p>
      <text:p text:style-name="P1"/>
      <text:p text:style-name="P1"/>
      <text:p text:style-name="P1">markov property</text:p>
      <text:p text:style-name="P1">* In probability theory and statistics, the term Markov property refers to the memoryless property of a stochastic process. It is named after the Russian mathematician Andrey Markov.</text:p>
      <text:p text:style-name="P1">* A stochastic process has the Markov property if the conditional probability distribution of future states of the process (conditional on both past and present values) depends only upon the present state, not on the sequence of events that preceded it.</text:p>
      <text:p text:style-name="P1"/>
      <text:p text:style-name="P1"/>
      <text:p text:style-name="P1">Markov chain (discrete-time Markov chain)</text:p>
      <text:p text:style-name="P1"/>
      <text:p text:style-name="P1">* A Markov chain is a stochastic process with the Markov property.</text:p>
      <text:h text:style-name="P46" text:outline-level="1"/>
      <text:h text:style-name="P51" text:outline-level="1"><text:bookmark-start text:name="__RefHeading__579_1459947885"/>Bibliography<text:bookmark-end text:name="__RefHeading__579_1459947885"/></text:h>
      <text:p text:style-name="P32">Hidden Markov Model</text:p>
      <text:p text:style-name="Standard">en.wikipedia.org/wiki/Hidden_Markov_model</text:p>
      <text:p text:style-name="Standard"/>
      <text:p text:style-name="P32">Markov Model</text:p>
      <text:p text:style-name="P5">en.wikipedia.org/wiki/Markov_model</text:p>
      <text:p text:style-name="P5"/>
      <text:p text:style-name="P32">Stochastic Process</text:p>
      <text:p text:style-name="P5">en.wikipedia.org/wiki/Stochastic_process</text:p>
      <text:p text:style-name="P5"/>
      <text:p text:style-name="P32">Markov Property</text:p>
      <text:p text:style-name="P5">en.wikipedia.org/wiki/Markov_property</text:p>
      <text:p text:style-name="P5"/>
      <text:p text:style-name="P32">Markov Chain</text:p>
      <text:p text:style-name="P32">en.wikipedia.org/wiki/Markov_Chain</text:p>
      <text:p text:style-name="P32"/>
      <text:p text:style-name="Standard">Viterbi algorithm</text:p>
      <text:p text:style-name="Standard">en.wikipedia.org/wiki/Viterbi_algorithm</text:p>
      <text:p text:style-name="Text_20_body"/>
      <text:p text:style-name="Text_20_body">Hidden Markov Models Fundamentals</text:p>
      <text:p text:style-name="Standard">see.stanford.edu/materials/aimlcs229/cs229-hmm.pdf</text:p>
      <text:p text:style-name="Standard"/>
      <text:p text:style-name="P33">GHMM Library</text:p>
      <text:p text:style-name="P33">ghmm.org</text:p>
      <text:p text:style-name="P33"/>
      <text:p text:style-name="P33">Hidden Markov Models, Mausam</text:p>
      <text:p text:style-name="P33">courses.cs.washington.edu/courses/csep573/11wi/lectures/18-hmm.pdf</text:p>
      <text:p text:style-name="P33"/>
      <text:p text:style-name="P33">Computation Genomics, Prof. Serafim Batzoglou</text:p>
      <text:p text:style-name="P33">ai.stanford.edu/~serafim/CS262_2006/LectureNotes/lecture5.pdf</text:p>
      <text:p text:style-name="P33"/>
      <text:p text:style-name="P34">A Tutorial on Hidden Markov Models and Selected Applications in Speech Recognition,L. Rabiner</text:p>
      <text:p text:style-name="P34">www.cs.ubc.ca/~murphyk/Bayes/rabiner.pdf</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 svg:font-family="'Arial,Bold'"/>
    <style:font-face style:name="Lucida Sans1" svg:font-family="'Lucida Sans'" style:font-family-generic="swiss"/>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14:04:38.170824000</meta:creation-date>
    <dc:date>2014-05-07T23:08:24.994776000</dc:date>
    <meta:editing-duration>PT21H3M53S</meta:editing-duration>
    <meta:editing-cycles>21</meta:editing-cycles>
    <meta:generator>LibreOffice/4.2.1.1$MacOSX_X86_64 LibreOffice_project/d7dbbd7842e6a58b0f521599204e827654e1fb8b</meta:generator>
    <dc:title>The Dishonest Casino</dc:title>
    <meta:print-date>2014-05-07T22:55:38.915944000</meta:print-date>
    <meta:document-statistic meta:table-count="0" meta:image-count="3" meta:object-count="0" meta:page-count="11" meta:paragraph-count="169" meta:word-count="1266" meta:character-count="9055" meta:non-whitespace-character-count="7628"/>
  </office:meta>
</office:document-meta>
</file>